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Utils.fil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java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user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operatingSystemArchite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java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replaceSystemProperties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ystemUtils.javaTemporary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javaClass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user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javaLibra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javaV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operatingSystem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lin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path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operatingSyste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Utils.java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